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6cm" presentation:class="title">
          <draw:text-box>
            <text:p>Team tre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Created by </text:span></text:p>
            <text:p><text:span text:style-name="T1">Harry.V</text:span></text:p>
            <text:p><text:span text:style-name="T1">Hapi.R</text:span></text:p>
            <text:p><text:span text:style-name="T1">Corbin.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we picked the name team tree :</text:p>
                <text:list>
                  <text:list-item>
                    <text:p><text:span text:style-name="T2">The team was going to be called team 3 but we changed to team tree because one of are member’s is little Irish</text:span></text:p>
                  </text:list-item>
                  <text:list-item>
                    <text:p><text:span text:style-name="T2">We are the smallest team. Team count of tree</text:span></text:p>
                  </text:list-item>
                  <text:list-item>
                    <text:p><text:span text:style-name="T2">We never met each other befo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6cm" presentation:class="title">
          <draw:text-box>
            <text:p>Intro to the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project</text:p>
                <text:p><text:span text:style-name="T3"><text:s text:c="2"/>– <text:s/></text:span><text:span text:style-name="T3">The project is to program a drone/rover to do certain tasks like, drive for <text:s text:c="8"/>only 2 meters or do a figure 8.</text:span></text:p>
              </text:list-item>
              <text:list-item>
                <text:p>Rover</text:p>
                <text:list>
                  <text:list-item>
                    <text:p><text:span text:style-name="T3">A rover is a programmable robot/drone that you can program to move by coding in c++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6cm" presentation:class="title" presentation:user-transformed="true">
          <draw:text-box>
            <text:p>What we achieved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 managed to get the rover to do the 2 meters and figure 8 but we forgot to check out the rover <text:s/>so we went in to major debt by 120k and couldn’t really do much mor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6cm" presentation:class="title">
          <draw:text-box>
            <text:p>What we could have achiev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we hadn’t lost all of our currency we could have done the figure 8 forwards and in reverse (which was the next challenge ) and probably some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09:54:17.280914941</meta:creation-date>
    <dc:date>2019-07-19T12:57:30.993366547</dc:date>
    <meta:editing-duration>PT11M42S</meta:editing-duration>
    <meta:editing-cycles>2</meta:editing-cycles>
    <meta:generator>LibreOffice/5.2.7.2$Linux_ARM_EABI LibreOffice_project/20m0$Build-2</meta:generator>
    <meta:document-statistic meta:object-count="41"/>
  </office:meta>
</office:document-meta>
</file>